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ing_20_1">
      <style:text-properties style:text-line-through-style="none" style:text-line-through-type="none" style:font-name="FreeSerif" fo:font-size="18.2000007629395pt" fo:font-weight="bold" officeooo:rsid="001ef691" officeooo:paragraph-rsid="001ef691" style:font-name-asian="Nimbus Sans1" style:font-size-asian="18.2000007629395pt" style:font-weight-asian="bold" style:font-name-complex="FreeSans" style:font-size-complex="18.2000007629395pt" style:font-weight-complex="bold"/>
    </style:style>
    <style:style style:name="P2" style:family="paragraph" style:parent-style-name="Standard">
      <style:paragraph-properties fo:text-align="justify" style:justify-single-word="false"/>
      <style:text-properties style:text-line-through-style="none" style:text-line-through-type="none" style:font-name="FreeSerif" fo:font-size="16pt" officeooo:rsid="0018efb5" officeooo:paragraph-rsid="0018efb5" style:font-size-asian="16pt" style:font-size-complex="16pt"/>
    </style:style>
    <style:style style:name="P3" style:family="paragraph" style:parent-style-name="Standard">
      <style:paragraph-properties fo:text-align="justify" style:justify-single-word="false"/>
      <style:text-properties fo:font-size="16pt" officeooo:paragraph-rsid="001ef691" style:font-size-asian="16pt" style:font-size-complex="16pt"/>
    </style:style>
    <style:style style:name="P4" style:family="paragraph" style:parent-style-name="Standard">
      <style:paragraph-properties fo:text-align="justify" style:justify-single-word="false"/>
      <style:text-properties fo:font-size="15pt" officeooo:paragraph-rsid="001ef691" style:font-size-asian="15pt" style:font-size-complex="15pt"/>
    </style:style>
    <style:style style:name="P5" style:family="paragraph" style:parent-style-name="Standard">
      <style:paragraph-properties fo:text-align="justify" style:justify-single-word="false"/>
      <style:text-properties fo:font-size="15pt" officeooo:paragraph-rsid="0018efb5" style:font-size-asian="15pt" style:font-size-complex="15pt"/>
    </style:style>
    <style:style style:name="P6" style:family="paragraph" style:parent-style-name="Subtitle">
      <style:paragraph-properties fo:text-align="end" style:justify-single-word="false"/>
      <style:text-properties officeooo:rsid="0017d2f1" officeooo:paragraph-rsid="001ef691"/>
    </style:style>
    <style:style style:name="P7" style:family="paragraph" style:parent-style-name="Title">
      <style:text-properties officeooo:paragraph-rsid="001ef691"/>
    </style:style>
    <style:style style:name="T1" style:family="text">
      <style:text-properties style:text-line-through-style="none" style:text-line-through-type="none" style:font-name="FreeSerif" officeooo:rsid="00117755"/>
    </style:style>
    <style:style style:name="T2" style:family="text">
      <style:text-properties style:text-line-through-style="none" style:text-line-through-type="none" style:font-name="FreeSerif" officeooo:rsid="001270f2"/>
    </style:style>
    <style:style style:name="T3" style:family="text">
      <style:text-properties style:text-line-through-style="none" style:text-line-through-type="none" style:font-name="FreeSerif" officeooo:rsid="001389fc"/>
    </style:style>
    <style:style style:name="T4" style:family="text">
      <style:text-properties style:text-line-through-style="none" style:text-line-through-type="none" style:font-name="FreeSerif" officeooo:rsid="00165b4b"/>
    </style:style>
    <style:style style:name="T5" style:family="text">
      <style:text-properties style:text-line-through-style="none" style:text-line-through-type="none" style:font-name="FreeSerif" officeooo:rsid="00151acd"/>
    </style:style>
    <style:style style:name="T6" style:family="text">
      <style:text-properties style:text-line-through-style="none" style:text-line-through-type="none" style:font-name="FreeSerif" officeooo:rsid="00169914"/>
    </style:style>
    <style:style style:name="T7" style:family="text">
      <style:text-properties style:text-line-through-style="none" style:text-line-through-type="none" style:font-name="FreeSerif" officeooo:rsid="0018efb5"/>
    </style:style>
    <style:style style:name="T8" style:family="text">
      <style:text-properties style:text-line-through-style="none" style:text-line-through-type="none" style:font-name="FreeSerif" fo:font-size="16pt" officeooo:rsid="0018efb5" style:font-size-asian="16pt" style:font-size-complex="16pt"/>
    </style:style>
    <style:style style:name="T9" style:family="text">
      <style:text-properties style:text-line-through-style="none" style:text-line-through-type="none" style:font-name="FreeSerif" fo:font-size="16pt" officeooo:rsid="001a4c6e" style:font-size-asian="16pt" style:font-size-complex="16pt"/>
    </style:style>
    <style:style style:name="T10" style:family="text">
      <style:text-properties style:text-line-through-style="none" style:text-line-through-type="none" style:font-name="FreeSerif" fo:font-size="16pt" officeooo:rsid="001b8c41" style:font-size-asian="16pt" style:font-size-complex="16pt"/>
    </style:style>
    <style:style style:name="T11" style:family="text">
      <style:text-properties style:text-line-through-style="none" style:text-line-through-type="none" style:font-name="FreeSerif" officeooo:rsid="00787d7a"/>
    </style:style>
    <style:style style:name="T12" style:family="text">
      <style:text-properties style:text-line-through-style="none" style:text-line-through-type="none" style:font-name="FreeSerif" officeooo:rsid="001a4c6e"/>
    </style:style>
    <style:style style:name="T13" style:family="text">
      <style:text-properties style:text-line-through-style="none" style:text-line-through-type="none" style:font-name="FreeSerif" officeooo:rsid="001b8c41"/>
    </style:style>
    <style:style style:name="T14" style:family="text">
      <style:text-properties officeooo:rsid="005e57e3"/>
    </style:style>
    <style:style style:name="T15" style:family="text">
      <style:text-properties officeooo:rsid="00117755"/>
    </style:style>
    <style:style style:name="T16" style:family="text">
      <style:text-properties officeooo:rsid="001ef691"/>
    </style:style>
    <style:style style:name="T17" style:family="text">
      <style:text-properties officeooo:rsid="0017d2f1"/>
    </style:style>
    <style:style style:name="T18" style:family="text">
      <style:text-properties style:font-name="Nimbus Sans" fo:font-size="28pt" fo:font-weight="bold" officeooo:rsid="001ef691" style:font-name-asian="Nimbus Sans1" style:font-size-asian="28pt" style:font-weight-asian="bold" style:font-name-complex="FreeSans" style:font-size-complex="2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8">Relatório</text:span><text:span text:style-name="T17"> – </text:span><text:span text:style-name="T18">Álgebra Linear</text:span></text:p>
      <text:p text:style-name="P6">Gabriel Gian, <text:span text:style-name="T14">4</text:span>° período</text:p>
      <text:h text:style-name="P1" text:outline-level="1"><text:span text:style-name="T15">D</text:span>iagonalização de vetores</text:h>
      <text:p text:style-name="P3"><text:span text:style-name="T1"/></text:p>
      <text:p text:style-name="P4"><text:span text:style-name="T1">A diagonalização ocorre quando uma matriz quadrada A, multiplicada por P invertida (elevada a 1) e P, resulte na matriz diagonal D, o que é chamado de decomposição espectral. </text:span><text:span text:style-name="T2">Para obter-se P, deve-se calcular os autovalores e autovetores. Os autovalores podem ser calculados pela determinante de (A – λI) = 0, onde A é a matriz a ser diagonalizada, λ é um número real e I é a matriz identidade. Após resolver a função de segundo grau encontrada, obtém-se dois </text:span><text:span text:style-name="T3">resultados, λ1 e λ2</text:span><text:span text:style-name="T2">. Faz-se então duas equações </text:span><text:span text:style-name="T4">P </text:span><text:span text:style-name="T3">advindas</text:span><text:span text:style-name="T2"> da matriz A </text:span><text:span text:style-name="T3">decrescida da matriz identidade multiplicada por λ, substituindo, nas duas equações, λ por λ1 e λ2 respectivamente, assim resultando em uma nova matriz A a ser multiplicada por </text:span><text:span text:style-name="T2">um vetor monodimensional, </text:span><text:span text:style-name="T3">igualando a 0. </text:span></text:p>
      <text:p text:style-name="P5"><text:span text:style-name="T3"><text:tab/></text:span><text:span text:style-name="T5">Resolvendo-se os sistemas resultantes, encontra-se uma relação entre os vetores x </text:span><text:span text:style-name="T4">e y,</text:span><text:span text:style-name="T5"> que descreve os autovetores. </text:span><text:span text:style-name="T4">Pode-se, então, formar a matriz P usando os dois autovetores obtidos, e também, a matriz diagonal D com os dois autovalores. A matriz D pode ser formada como uma matriz identidade em que os números da diagonal principal são os autovalores obtidos <text:s/>– tomando-se </text:span><text:span text:style-name="T6">D</text:span><text:span text:style-name="T4"> por uma matriz 2x2, seriam os elementos </text:span><text:span text:style-name="T6">D(</text:span><text:span text:style-name="T4">1, 1) e </text:span><text:span text:style-name="T6">D</text:span><text:span text:style-name="T4">(2, 2). Concomitantemente, a matriz P é formada pelo autovetor obtido </text:span><text:span text:style-name="T6">de determinado autovalor, disposto na vertical, de acordo com a disposição do mesmo na matriz D, de modo que o autovetor (x, y) obtido por λ1, por exemplo, dado que λ1 esteja associado ao elemento D(1, 1), do exemplo anterior, seja disposto na primeira coluna de cima para baixo, ou seja, P(1, 1) = x e P(2, 1) = y. </text:span><text:span text:style-name="T7">Assim sendo, tem-se todos os dados necessários para que a fórmula inicial, sendo necessário apenas obter-se a inversa de P.</text:span></text:p>
      <text:p text:style-name="P5"><text:span text:style-name="T7"><text:tab/>Quanto à </text:span><text:span text:style-name="T12">s aplicações da diagonalização de matrizes, a maior delas é a possibilidade de refatorar uma matriz em formas convenientes para dada situação. Também é de suma importância em equações diferenciais, </text:span><text:span text:style-name="T13">assim como aplicações envolvendo processos Markov, como por exemplo o próprio algoritmo de avaliação de páginas do Google.</text:span></text:p>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9:02:54.649507056</meta:creation-date>
    <dc:date>2020-11-27T18:35:29.520471762</dc:date>
    <meta:editing-duration>PT25M29S</meta:editing-duration>
    <meta:editing-cycles>7</meta:editing-cycles>
    <meta:generator>LibreOffice/7.0.3.1$Linux_X86_64 LibreOffice_project/00$Build-1</meta:generator>
    <meta:document-statistic meta:table-count="0" meta:image-count="0" meta:object-count="0" meta:page-count="1" meta:paragraph-count="7" meta:word-count="348" meta:character-count="2095" meta:non-whitespace-character-count="1745"/>
  </office:meta>
</office:document-meta>
</file>